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pt" officeooo:rsid="001198f4" officeooo:paragraph-rsid="001198f4" style:font-size-asian="6pt" style:font-size-complex="6pt"/>
    </style:style>
    <style:style style:name="P2" style:family="paragraph" style:parent-style-name="Standard">
      <style:paragraph-properties fo:text-align="start" style:justify-single-word="false"/>
      <style:text-properties fo:font-size="18pt" officeooo:rsid="0012651e" officeooo:paragraph-rsid="0012651e" style:font-size-asian="15.75pt" style:font-size-complex="18pt"/>
    </style:style>
    <style:style style:name="T1" style:family="text">
      <style:text-properties officeooo:rsid="001198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vage du plan ?</text:p>
      <text:p text:style-name="P1"/>
      <text:p text:style-name="P1"/>
      <text:p text:style-name="P2">Bibliographie :</text:p>
      <text:p text:style-name="P2">- Tourk-Wine, Nathan CIN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2:38.029329531</meta:creation-date>
    <dc:date>2022-09-29T16:48:30.252227514</dc:date>
    <meta:editing-duration>PT5M42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3" meta:word-count="10" meta:character-count="57" meta:non-whitespace-character-count="50"/>
  </office:meta>
</office:document-meta>
</file>